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 MBE" svg:font-family="'AR PL UMing TW MB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881cm" fo:min-width="1.25cm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1.881cm" fo:min-width="1.25cm" fo:padding-top="0.139cm" fo:padding-bottom="0.139cm" fo:padding-left="0.264cm" fo:padding-right="0.264cm"/>
    </style:style>
    <style:style style:name="gr4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1.881cm" fo:min-width="1.25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11cm" fo:min-width="0.361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585cm"/>
    </style:style>
    <style:style style:name="gr9" style:family="graphic" style:parent-style-name="standard">
      <style:graphic-properties draw:stroke="none" svg:stroke-color="#000000" draw:fill="none" draw:fill-color="#ffffff" fo:min-height="1.111cm"/>
    </style:style>
    <style:style style:name="gr10" style:family="graphic" style:parent-style-name="standard">
      <style:graphic-properties draw:stroke="none" svg:stroke-color="#000000" draw:fill="none" draw:fill-color="#ffffff" fo:min-height="16.184cm"/>
    </style:style>
    <style:style style:name="gr11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611cm" fo:min-width="0.361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5.33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style:text-properties fo:color="#800000" fo:font-size="15pt" style:font-size-asian="15pt" style:font-size-complex="15pt"/>
    </style:style>
    <style:style style:name="P8" style:family="paragraph">
      <loext:graphic-properties draw:fill="none" draw:fill-color="#ffffff"/>
      <style:text-properties fo:color="#800000"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2.159cm" svg:x="3.594cm" svg:y="3.2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159cm" svg:x="3.721cm" svg:y="3.3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159cm" svg:x="3.848cm" svg:y="3.4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53cm" svg:y1="4.359cm" svg:x2="7.912cm" svg:y2="4.359cm">
          <text:p/>
        </draw:line>
        <draw:custom-shape draw:style-name="gr1" draw:text-style-name="P1" draw:layer="layout" svg:width="1.778cm" svg:height="2.159cm" svg:x="8.039cm" svg:y="3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78cm" svg:height="2.159cm" svg:x="8.166cm" svg:y="3.2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159cm" svg:x="8.293cm" svg:y="3.3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2.159cm" svg:x="8.42cm" svg:y="3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8.52cm" svg:y="3.6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8.647cm" svg:y="3.7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8.801cm" svg:y="3.8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159cm" svg:x="12.992cm" svg:y="2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78cm" svg:height="2.159cm" svg:x="13.119cm" svg:y="2.6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159cm" svg:x="13.246cm" svg:y="2.7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2.159cm" svg:x="13.373cm" svg:y="2.9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13.473cm" svg:y="3.0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13.6cm" svg:y="3.1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13.754cm" svg:y="3.3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159cm" svg:x="13.881cm" svg:y="3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78cm" svg:height="2.159cm" svg:x="14.008cm" svg:y="3.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159cm" svg:x="14.135cm" svg:y="3.6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2.159cm" svg:x="14.262cm" svg:y="3.8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14.362cm" svg:y="3.9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14.489cm" svg:y="4.1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.159cm" svg:x="14.643cm" svg:y="4.2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06cm" svg:y1="4.486cm" svg:x2="12.865cm" svg:y2="4.486cm">
          <text:p/>
        </draw:line>
        <draw:frame draw:style-name="gr5" draw:text-style-name="P4" draw:layer="layout" svg:width="1.27cm" svg:height="0.806cm" svg:x="2.397cm" svg:y="4.613cm">
          <draw:text-box>
            <text:p text:style-name="P3">W1</text:p>
          </draw:text-box>
        </draw:frame>
        <draw:frame draw:style-name="gr6" draw:text-style-name="P4" draw:layer="layout" svg:width="1.143cm" svg:height="0.806cm" svg:x="3.975cm" svg:y="5.656cm">
          <draw:text-box>
            <text:p text:style-name="P3">H1</text:p>
          </draw:text-box>
        </draw:frame>
        <draw:frame draw:style-name="gr5" draw:text-style-name="P4" draw:layer="layout" svg:width="1.143cm" svg:height="0.806cm" svg:x="2.705cm" svg:y="2.527cm">
          <draw:text-box>
            <text:p text:style-name="P3">D1</text:p>
          </draw:text-box>
        </draw:frame>
        <draw:custom-shape draw:style-name="gr7" draw:text-style-name="P1" draw:layer="layout" svg:width="0.889cm" svg:height="0.889cm" svg:x="6.261cm" svg:y="3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016cm" svg:height="0.835cm" svg:x="5.807cm" svg:y="2.527cm">
          <draw:text-box>
            <text:p text:style-name="P3">K</text:p>
          </draw:text-box>
        </draw:frame>
        <draw:frame draw:style-name="gr8" draw:text-style-name="P4" draw:layer="layout" svg:width="1.016cm" svg:height="0.835cm" svg:x="5.626cm" svg:y="3.397cm">
          <draw:text-box>
            <text:p text:style-name="P3">F</text:p>
          </draw:text-box>
        </draw:frame>
        <draw:frame draw:style-name="gr9" draw:text-style-name="P4" draw:layer="layout" svg:width="1.27cm" svg:height="1.361cm" svg:x="7.404cm" svg:y="2.354cm">
          <draw:text-box>
            <text:p text:style-name="P3">D2</text:p>
          </draw:text-box>
        </draw:frame>
        <draw:frame draw:style-name="gr5" draw:text-style-name="P4" draw:layer="layout" svg:width="1.27cm" svg:height="0.806cm" svg:x="10.452cm" svg:y="5.121cm">
          <draw:text-box>
            <text:p text:style-name="P3">W2</text:p>
          </draw:text-box>
        </draw:frame>
        <draw:frame draw:style-name="gr6" draw:text-style-name="P4" draw:layer="layout" svg:width="1.143cm" svg:height="0.806cm" svg:x="9.128cm" svg:y="6.037cm">
          <draw:text-box>
            <text:p text:style-name="P3">H2</text:p>
          </draw:text-box>
        </draw:frame>
        <draw:frame draw:style-name="gr10" draw:text-style-name="P6" draw:layer="layout" svg:width="17.145cm" svg:height="16.434cm" svg:x="1.889cm" svg:y="7.821cm">
          <draw:text-box>
            <text:p text:style-name="P5"><text:span text:style-name="T1">CN</text:span><text:span text:style-name="T1">N</text:span><text:span text:style-name="T1">各</text:span><text:span text:style-name="T1">层</text:span><text:span text:style-name="T1">输</text:span><text:span text:style-name="T1">入</text:span><text:span text:style-name="T1">输</text:span><text:span text:style-name="T1">出</text:span><text:span text:style-name="T1">的</text:span><text:span text:style-name="T1">维</text:span><text:span text:style-name="T1">数</text:span><text:span text:style-name="T1">计</text:span><text:span text:style-name="T1">算</text:span><text:span text:style-name="T1">方</text:span><text:span text:style-name="T1">式</text:span><text:span text:style-name="T1">（</text:span><text:span text:style-name="T1">卷</text:span><text:span text:style-name="T1">积</text:span><text:span text:style-name="T1">层</text:span><text:span text:style-name="T1">co</text:span><text:span text:style-name="T1">nv</text:span><text:span text:style-name="T1">和</text:span><text:span text:style-name="T1">采</text:span><text:span text:style-name="T1">样</text:span><text:span text:style-name="T1">层</text:span><text:span text:style-name="T1">po</text:span><text:span text:style-name="T1">ol</text:span><text:span text:style-name="T1">一</text:span><text:span text:style-name="T1">样</text:span><text:span text:style-name="T1">）</text:span><text:span text:style-name="T1">：</text:span></text:p>
            <text:p text:style-name="P5"><text:span text:style-name="T2">Pa</text:span><text:span text:style-name="T2">ddi</text:span><text:span text:style-name="T2">ng </text:span><text:span text:style-name="T2">= </text:span><text:span text:style-name="T2">'V</text:span><text:span text:style-name="T2">AL</text:span><text:span text:style-name="T2">ID' </text:span><text:span text:style-name="T3"><text:s/></text:span><text:span text:style-name="T1"><text:s/></text:span><text:span text:style-name="T1">#P</text:span><text:span text:style-name="T1">ad</text:span><text:span text:style-name="T1">din</text:span><text:span text:style-name="T1">g</text:span><text:span text:style-name="T1">取</text:span><text:span text:style-name="T1">值</text:span><text:span text:style-name="T1">方</text:span><text:span text:style-name="T1">式</text:span><text:span text:style-name="T1">不</text:span><text:span text:style-name="T1">一</text:span><text:span text:style-name="T1">样</text:span><text:span text:style-name="T1">，</text:span><text:span text:style-name="T1">输</text:span><text:span text:style-name="T1">出</text:span><text:span text:style-name="T1">的</text:span><text:span text:style-name="T1">矩</text:span><text:span text:style-name="T1">阵</text:span><text:span text:style-name="T1">维</text:span><text:span text:style-name="T1">数</text:span><text:span text:style-name="T1">大</text:span><text:span text:style-name="T1">小</text:span><text:span text:style-name="T1">也</text:span><text:span text:style-name="T1">不</text:span><text:span text:style-name="T1">一</text:span><text:span text:style-name="T1">样</text:span><text:span text:style-name="T1">。</text:span></text:p>
            <text:p text:style-name="P5"><text:span text:style-name="T1">卷</text:span><text:span text:style-name="T1">基</text:span><text:span text:style-name="T1">层</text:span><text:span text:style-name="T1">输</text:span><text:span text:style-name="T1">入</text:span><text:span text:style-name="T1">输</text:span><text:span text:style-name="T1">出</text:span><text:span text:style-name="T1">计</text:span><text:span text:style-name="T1">算</text:span><text:span text:style-name="T1">：</text:span></text:p>
            <text:p text:style-name="P5"><text:span text:style-name="T1">输</text:span><text:span text:style-name="T1">入</text:span><text:span text:style-name="T1">层</text:span><text:span text:style-name="T1">大</text:span><text:span text:style-name="T1">小</text:span><text:span text:style-name="T1">： </text:span><text:span text:style-name="T1">W1 </text:span><text:span text:style-name="T1">x </text:span><text:span text:style-name="T1">H1 </text:span><text:span text:style-name="T1">x </text:span><text:span text:style-name="T1">D1</text:span></text:p>
            <text:p text:style-name="P5"><text:span text:style-name="T1">cn</text:span><text:span text:style-name="T1">n</text:span><text:span text:style-name="T1">卷</text:span><text:span text:style-name="T1">积</text:span><text:span text:style-name="T1">需</text:span><text:span text:style-name="T1">要</text:span><text:span text:style-name="T1">设</text:span><text:span text:style-name="T1">置</text:span><text:span text:style-name="T1">几</text:span><text:span text:style-name="T1">个</text:span><text:span text:style-name="T1">超</text:span><text:span text:style-name="T1">参</text:span><text:span text:style-name="T1">：</text:span></text:p>
            <text:p text:style-name="P5"><text:span text:style-name="T1"><text:s text:c="4"/></text:span><text:span text:style-name="T1">卷</text:span><text:span text:style-name="T1">积</text:span><text:span text:style-name="T1">核</text:span><text:span text:style-name="T1">个</text:span><text:span text:style-name="T1">数</text:span><text:span text:style-name="T1"> ： </text:span><text:span text:style-name="T1">K</text:span></text:p>
            <text:p text:style-name="P5"><text:span text:style-name="T1"><text:s text:c="4"/></text:span><text:span text:style-name="T1">卷</text:span><text:span text:style-name="T1">积</text:span><text:span text:style-name="T1">核</text:span><text:span text:style-name="T1">维</text:span><text:span text:style-name="T1">数</text:span><text:span text:style-name="T1">大</text:span><text:span text:style-name="T1">小</text:span><text:span text:style-name="T1">： </text:span><text:span text:style-name="T1">F</text:span></text:p>
            <text:p text:style-name="P5"><text:span text:style-name="T1"><text:s text:c="4"/></text:span><text:span text:style-name="T1">卷</text:span><text:span text:style-name="T1">积</text:span><text:span text:style-name="T1">核</text:span><text:span text:style-name="T1">滑</text:span><text:span text:style-name="T1">动</text:span><text:span text:style-name="T1">大</text:span><text:span text:style-name="T1">小</text:span><text:span text:style-name="T1">： </text:span><text:span text:style-name="T1">S</text:span></text:p>
            <text:p text:style-name="P5"><text:span text:style-name="T1"><text:s text:c="4"/></text:span><text:span text:style-name="T1">输</text:span><text:span text:style-name="T1">入</text:span><text:span text:style-name="T1">层</text:span><text:span text:style-name="T1">外</text:span><text:span text:style-name="T1">圈</text:span><text:span text:style-name="T1">扩</text:span><text:span text:style-name="T1">展</text:span><text:span text:style-name="T1">0 </text:span><text:span text:style-name="T1">pa</text:span><text:span text:style-name="T1">d</text:span><text:span text:style-name="T1">圈</text:span><text:span text:style-name="T1">数</text:span><text:span text:style-name="T1">： </text:span><text:span text:style-name="T1">P</text:span></text:p>
            <text:p text:style-name="P5"><text:span text:style-name="T1">输</text:span><text:span text:style-name="T1">出</text:span><text:span text:style-name="T1">层</text:span><text:span text:style-name="T1">大</text:span><text:span text:style-name="T1">小</text:span><text:span text:style-name="T1">： </text:span><text:span text:style-name="T1">W2 </text:span><text:span text:style-name="T1">x </text:span><text:span text:style-name="T1">H2 </text:span><text:span text:style-name="T1">x </text:span><text:span text:style-name="T1">D2</text:span></text:p>
            <text:p text:style-name="P5"><text:span text:style-name="T1"><text:s text:c="4"/></text:span><text:span text:style-name="T1">W2 </text:span><text:span text:style-name="T1">= </text:span><text:span text:style-name="T1">（</text:span><text:span text:style-name="T1">（</text:span><text:span text:style-name="T1">W1 </text:span><text:span text:style-name="T1">- F </text:span><text:span text:style-name="T1">+ </text:span><text:span text:style-name="T1">2P</text:span><text:span text:style-name="T1">）</text:span><text:span text:style-name="T1">/ </text:span><text:span text:style-name="T1">S</text:span><text:span text:style-name="T1">）</text:span><text:span text:style-name="T1">+1</text:span></text:p>
            <text:p text:style-name="P5"><text:span text:style-name="T1"><text:s text:c="4"/></text:span><text:span text:style-name="T1">H2 </text:span><text:span text:style-name="T1">= </text:span><text:span text:style-name="T1">（</text:span><text:span text:style-name="T1">（</text:span><text:span text:style-name="T1">H1 </text:span><text:span text:style-name="T1">- F </text:span><text:span text:style-name="T1">+ </text:span><text:span text:style-name="T1">2P</text:span><text:span text:style-name="T1">）</text:span><text:span text:style-name="T1">/ </text:span><text:span text:style-name="T1">S </text:span><text:span text:style-name="T1">）</text:span><text:span text:style-name="T1">+1</text:span></text:p>
            <text:p text:style-name="P5"><text:span text:style-name="T1"><text:s text:c="4"/></text:span><text:span text:style-name="T1">D2 </text:span><text:span text:style-name="T1">= K</text:span></text:p>
            <text:p text:style-name="P5"><text:span text:style-name="T1"/></text:p>
            <text:p text:style-name="P5"><text:span text:style-name="T1">池</text:span><text:span text:style-name="T1">化</text:span><text:span text:style-name="T1">层</text:span><text:span text:style-name="T1">输</text:span><text:span text:style-name="T1">入</text:span><text:span text:style-name="T1">输</text:span><text:span text:style-name="T1">出</text:span><text:span text:style-name="T1">计</text:span><text:span text:style-name="T1">算</text:span><text:span text:style-name="T1">：</text:span></text:p>
            <text:p text:style-name="P5"><text:span text:style-name="T1">输</text:span><text:span text:style-name="T1">入</text:span><text:span text:style-name="T1">层</text:span><text:span text:style-name="T1">大</text:span><text:span text:style-name="T1">小</text:span><text:span text:style-name="T1">： </text:span><text:span text:style-name="T1">W1 </text:span><text:span text:style-name="T1">x </text:span><text:span text:style-name="T1">H1 </text:span><text:span text:style-name="T1">x </text:span><text:span text:style-name="T1">D1</text:span></text:p>
            <text:p text:style-name="P5"><text:span text:style-name="T1">池</text:span><text:span text:style-name="T1">化</text:span><text:span text:style-name="T1">需</text:span><text:span text:style-name="T1">要</text:span><text:span text:style-name="T1">输</text:span><text:span text:style-name="T1">入</text:span><text:span text:style-name="T1">的</text:span><text:span text:style-name="T1">超</text:span><text:span text:style-name="T1">参</text:span><text:span text:style-name="T1">：</text:span></text:p>
            <text:p text:style-name="P5"><text:span text:style-name="T1"><text:s text:c="4"/></text:span><text:span text:style-name="T1">过</text:span><text:span text:style-name="T1">滤</text:span><text:span text:style-name="T1">器</text:span><text:span text:style-name="T1">维</text:span><text:span text:style-name="T1">数</text:span><text:span text:style-name="T1">大</text:span><text:span text:style-name="T1">小</text:span><text:span text:style-name="T1">： </text:span><text:span text:style-name="T1">F</text:span></text:p>
            <text:p text:style-name="P5"><text:span text:style-name="T1"><text:s text:c="4"/></text:span><text:span text:style-name="T1">过</text:span><text:span text:style-name="T1">滤</text:span><text:span text:style-name="T1">器</text:span><text:span text:style-name="T1">滑</text:span><text:span text:style-name="T1">动</text:span><text:span text:style-name="T1">大</text:span><text:span text:style-name="T1">小</text:span><text:span text:style-name="T1">： </text:span><text:span text:style-name="T1">S</text:span></text:p>
            <text:p text:style-name="P5"><text:span text:style-name="T1">输</text:span><text:span text:style-name="T1">出</text:span><text:span text:style-name="T1">层</text:span><text:span text:style-name="T1">大</text:span><text:span text:style-name="T1">小</text:span><text:span text:style-name="T1">： </text:span><text:span text:style-name="T1">W2 </text:span><text:span text:style-name="T1">x </text:span><text:span text:style-name="T1">H2 </text:span><text:span text:style-name="T1">x </text:span><text:span text:style-name="T1">D2</text:span></text:p>
            <text:p text:style-name="P5"><text:span text:style-name="T1"><text:s text:c="4"/></text:span><text:span text:style-name="T1">W2 </text:span><text:span text:style-name="T1">= </text:span><text:span text:style-name="T1">（</text:span><text:span text:style-name="T1">（</text:span><text:span text:style-name="T1">W1 </text:span><text:span text:style-name="T1">-F</text:span><text:span text:style-name="T1">）</text:span><text:span text:style-name="T1">/ </text:span><text:span text:style-name="T1">S </text:span><text:span text:style-name="T1">）</text:span><text:span text:style-name="T1">+ 1</text:span></text:p>
            <text:p text:style-name="P5"><text:span text:style-name="T1"><text:s text:c="4"/></text:span><text:span text:style-name="T1">H2 </text:span><text:span text:style-name="T1">= </text:span><text:span text:style-name="T1">（</text:span><text:span text:style-name="T1">（</text:span><text:span text:style-name="T1">H1 </text:span><text:span text:style-name="T1">-F</text:span><text:span text:style-name="T1">）</text:span><text:span text:style-name="T1">/ </text:span><text:span text:style-name="T1">S </text:span><text:span text:style-name="T1">）</text:span><text:span text:style-name="T1">+ 1</text:span></text:p>
            <text:p text:style-name="P5"><text:span text:style-name="T1"><text:s text:c="4"/></text:span><text:span text:style-name="T1">D2 </text:span><text:span text:style-name="T1">= </text:span><text:span text:style-name="T1">D1</text:span></text:p>
            <text:p text:style-name="P5"><text:span text:style-name="T1"/></text:p>
            <text:p text:style-name="P5"><text:span text:style-name="T2">Pa</text:span><text:span text:style-name="T2">ddi</text:span><text:span text:style-name="T2">ng </text:span><text:span text:style-name="T2">= </text:span><text:span text:style-name="T2">'S</text:span><text:span text:style-name="T2">A</text:span><text:span text:style-name="T2">ME</text:span><text:span text:style-name="T2">' <text:s text:c="2"/></text:span><text:span text:style-name="T1">#</text:span><text:span text:style-name="T1">卷</text:span><text:span text:style-name="T1">积</text:span><text:span text:style-name="T1">核</text:span><text:span text:style-name="T1">池</text:span><text:span text:style-name="T1">化</text:span><text:span text:style-name="T1">都</text:span><text:span text:style-name="T1">一</text:span><text:span text:style-name="T1">样</text:span></text:p>
            <text:p text:style-name="P5"><text:span text:style-name="T1"><text:s text:c="4"/></text:span><text:span text:style-name="T1">W2 </text:span><text:span text:style-name="T1">= </text:span><text:span text:style-name="T1">W1 </text:span><text:span text:style-name="T1">/ S </text:span></text:p>
            <text:p text:style-name="P5"><text:span text:style-name="T1"><text:s text:c="4"/></text:span><text:span text:style-name="T1">H2 </text:span><text:span text:style-name="T1">= </text:span><text:span text:style-name="T1">H1 </text:span><text:span text:style-name="T1">/ S</text:span></text:p>
          </draw:text-box>
        </draw:frame>
        <draw:custom-shape draw:style-name="gr11" draw:text-style-name="P1" draw:layer="layout" svg:width="0.889cm" svg:height="0.889cm" svg:x="6.361cm" svg:y="3.3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89cm" svg:height="0.889cm" svg:x="6.461cm" svg:y="3.49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7.747cm" svg:height="5.588cm" svg:x="11.287cm" svg:y="13.249cm">
          <draw:text-box>
            <text:p text:style-name="P7"><text:span text:style-name="T4">Note</text:span><text:span text:style-name="T4">:</text:span></text:p>
            <text:p text:style-name="P7"><text:span text:style-name="T4">1, </text:span><text:span text:style-name="T4">当计</text:span><text:span text:style-name="T4">算结</text:span><text:span text:style-name="T4">果不</text:span><text:span text:style-name="T4">为整</text:span><text:span text:style-name="T4">数</text:span><text:span text:style-name="T4">时，</text:span><text:span text:style-name="T4">向下</text:span><text:span text:style-name="T4">取</text:span><text:span text:style-name="T4">整。</text:span></text:p>
            <text:p text:style-name="P7"><text:span text:style-name="T4">2, </text:span><text:span text:style-name="T4">卷积</text:span><text:span text:style-name="T4">核，</text:span><text:span text:style-name="T4">采样</text:span><text:span text:style-name="T4">核大</text:span><text:span text:style-name="T4">小选</text:span><text:span text:style-name="T4">择应</text:span><text:span text:style-name="T4">遵</text:span><text:span text:style-name="T4">循：</text:span><text:span text:style-name="T4">优先</text:span><text:span text:style-name="T4">使用</text:span><text:span text:style-name="T4">别人</text:span><text:span text:style-name="T4">验证</text:span><text:span text:style-name="T4">过的</text:span><text:span text:style-name="T4">大</text:span><text:span text:style-name="T4">小；</text:span><text:span text:style-name="T4">使用</text:span><text:span text:style-name="T4">奇数</text:span><text:span text:style-name="T4">大小</text:span><text:span text:style-name="T4">的核</text:span><text:span text:style-name="T4">(3,3)</text:span><text:span text:style-name="T4">,</text:span><text:span text:style-name="T4">(5,5)</text:span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Ming TW MBE" svg:font-family="'AR PL UMing TW MB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7:18:21.412770340</meta:creation-date>
    <dc:date>2018-08-21T18:21:56.450884753</dc:date>
    <meta:editing-duration>PT2M22S</meta:editing-duration>
    <meta:editing-cycles>2</meta:editing-cycles>
    <meta:generator>LibreOffice/5.1.6.2$Linux_X86_64 LibreOffice_project/10m0$Build-2</meta:generator>
    <meta:document-statistic meta:object-count="39"/>
  </office:meta>
</office:document-meta>
</file>